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yl1">
      <style:paragraph-properties fo:line-height="100%"/>
    </style:style>
    <style:style style:name="P2" style:family="paragraph" style:parent-style-name="Heading_20_2">
      <style:paragraph-properties fo:margin-top="0in" fo:margin-bottom="0.0555in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6pt" fo:font-weight="bold" style:font-size-asian="16pt" style:font-weight-asian="bold" style:font-name-complex="Aptos1" style:font-size-complex="16pt"/>
    </style:style>
    <style:style style:name="P5" style:family="paragraph" style:parent-style-name="Heading_20_2" style:list-style-name="WWNum16"/>
    <style:style style:name="P6" style:family="paragraph" style:parent-style-name="Normal_20__28_Web_29_" style:list-style-name="WWNum5">
      <style:paragraph-properties fo:margin-top="0.1945in" fo:margin-bottom="0in" style:contextual-spacing="false"/>
    </style:style>
    <style:style style:name="P7" style:family="paragraph" style:parent-style-name="Normal_20__28_Web_29_" style:list-style-name="WWNum5">
      <style:paragraph-properties fo:margin-top="0in" fo:margin-bottom="0in" style:contextual-spacing="false"/>
    </style:style>
    <style:style style:name="P8" style:family="paragraph" style:parent-style-name="Normal_20__28_Web_29_" style:list-style-name="WWNum5">
      <style:paragraph-properties fo:margin-top="0in" fo:margin-bottom="0.1945in" style:contextual-spacing="false"/>
    </style:style>
    <style:style style:name="P9" style:family="paragraph" style:parent-style-name="List_20_Paragraph" style:list-style-name="WWNum17"/>
    <style:style style:name="P10" style:family="paragraph" style:parent-style-name="Normal_20__28_Web_29_" style:list-style-name="WWNum18">
      <style:paragraph-properties fo:margin-top="0.1945in" fo:margin-bottom="0in" style:contextual-spacing="false"/>
    </style:style>
    <style:style style:name="P11" style:family="paragraph" style:parent-style-name="Normal_20__28_Web_29_" style:list-style-name="WWNum18">
      <style:paragraph-properties fo:margin-top="0in" fo:margin-bottom="0in" style:contextual-spacing="false"/>
    </style:style>
    <style:style style:name="P12" style:family="paragraph" style:parent-style-name="Normal_20__28_Web_29_" style:list-style-name="WWNum18">
      <style:paragraph-properties fo:margin-top="0in" fo:margin-bottom="0.1945in" style:contextual-spacing="false"/>
    </style:style>
    <style:style style:name="P13" style:family="paragraph" style:parent-style-name="Normal_20__28_Web_29_" style:list-style-name="WWNum8">
      <style:paragraph-properties fo:margin-top="0.1945in" fo:margin-bottom="0in" style:contextual-spacing="false"/>
    </style:style>
    <style:style style:name="P14" style:family="paragraph" style:parent-style-name="Normal_20__28_Web_29_" style:list-style-name="WWNum8">
      <style:paragraph-properties fo:margin-top="0in" fo:margin-bottom="0in" style:contextual-spacing="false"/>
    </style:style>
    <style:style style:name="P15" style:family="paragraph" style:parent-style-name="Normal_20__28_Web_29_" style:list-style-name="WWNum8">
      <style:paragraph-properties fo:margin-top="0in" fo:margin-bottom="0.1945in" style:contextual-spacing="false"/>
    </style:style>
    <style:style style:name="P16" style:family="paragraph" style:parent-style-name="Normal_20__28_Web_29_" style:list-style-name="WWNum19">
      <style:paragraph-properties fo:margin-top="0.1945in" fo:margin-bottom="0in" style:contextual-spacing="false"/>
    </style:style>
    <style:style style:name="P17" style:family="paragraph" style:parent-style-name="Normal_20__28_Web_29_" style:list-style-name="WWNum19">
      <style:paragraph-properties fo:margin-top="0in" fo:margin-bottom="0in" style:contextual-spacing="false"/>
    </style:style>
    <style:style style:name="P18" style:family="paragraph" style:parent-style-name="Normal_20__28_Web_29_" style:list-style-name="WWNum19">
      <style:paragraph-properties fo:margin-top="0in" fo:margin-bottom="0.1945in" style:contextual-spacing="false"/>
    </style:style>
    <style:style style:name="P19" style:family="paragraph" style:parent-style-name="List_20_Paragraph" style:list-style-name="WWNum20"/>
    <style:style style:name="P20" style:family="paragraph" style:parent-style-name="Normal_20__28_Web_29_" style:list-style-name="WWNum10">
      <style:paragraph-properties fo:margin-top="0.1945in" fo:margin-bottom="0in" style:contextual-spacing="false"/>
    </style:style>
    <style:style style:name="P21" style:family="paragraph" style:parent-style-name="Normal_20__28_Web_29_" style:list-style-name="WWNum10">
      <style:paragraph-properties fo:margin-top="0in" fo:margin-bottom="0.1945in" style:contextual-spacing="false"/>
    </style:style>
    <style:style style:name="P22" style:family="paragraph" style:parent-style-name="Normal_20__28_Web_29_" style:list-style-name="WWNum10">
      <style:paragraph-properties fo:margin-top="0in" fo:margin-bottom="0in" style:contextual-spacing="false"/>
    </style:style>
    <style:style style:name="P23" style:family="paragraph" style:parent-style-name="Normal_20__28_Web_29_" style:list-style-name="WWNum11">
      <style:paragraph-properties fo:margin-top="0.1945in" fo:margin-bottom="0in" style:contextual-spacing="false"/>
    </style:style>
    <style:style style:name="P24" style:family="paragraph" style:parent-style-name="Normal_20__28_Web_29_" style:list-style-name="WWNum11">
      <style:paragraph-properties fo:margin-top="0in" fo:margin-bottom="0in" style:contextual-spacing="false"/>
    </style:style>
    <style:style style:name="P25" style:family="paragraph" style:parent-style-name="Normal_20__28_Web_29_" style:list-style-name="WWNum11">
      <style:paragraph-properties fo:margin-top="0in" fo:margin-bottom="0.1945in" style:contextual-spacing="false"/>
    </style:style>
    <style:style style:name="P26" style:family="paragraph" style:parent-style-name="Normal_20__28_Web_29_" style:list-style-name="WWNum12">
      <style:paragraph-properties fo:margin-top="0.1945in" fo:margin-bottom="0in" style:contextual-spacing="false"/>
    </style:style>
    <style:style style:name="P27" style:family="paragraph" style:parent-style-name="Normal_20__28_Web_29_" style:list-style-name="WWNum12">
      <style:paragraph-properties fo:margin-top="0in" fo:margin-bottom="0in" style:contextual-spacing="false"/>
    </style:style>
    <style:style style:name="P28" style:family="paragraph" style:parent-style-name="Normal_20__28_Web_29_" style:list-style-name="WWNum12">
      <style:paragraph-properties fo:margin-top="0in" fo:margin-bottom="0.1945in" style:contextual-spacing="false"/>
    </style:style>
    <style:style style:name="P29" style:family="paragraph" style:parent-style-name="Normal_20__28_Web_29_" style:list-style-name="WWNum21">
      <style:paragraph-properties fo:margin-top="0.1945in" fo:margin-bottom="0in" style:contextual-spacing="false"/>
    </style:style>
    <style:style style:name="P30" style:family="paragraph" style:parent-style-name="Normal_20__28_Web_29_" style:list-style-name="WWNum21">
      <style:paragraph-properties fo:margin-top="0in" fo:margin-bottom="0in" style:contextual-spacing="false"/>
    </style:style>
    <style:style style:name="P31" style:family="paragraph" style:parent-style-name="Normal_20__28_Web_29_" style:list-style-name="WWNum21">
      <style:paragraph-properties fo:margin-top="0in" fo:margin-bottom="0.1945in" style:contextual-spacing="false"/>
    </style:style>
    <style:style style:name="P32" style:family="paragraph" style:parent-style-name="Standard">
      <style:text-properties style:font-name="Calibri" style:font-name-complex="Calibri1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weight="bold" style:font-weight-asian="bold" style:font-family-complex="'Aptos Display'" style:font-family-generic-complex="system" style:font-pitch-complex="variable"/>
    </style:style>
    <style:style style:name="T3" style:family="text">
      <style:text-properties style:use-window-font-color="true" loext:opacity="0%" style:font-family-complex="'Aptos Display'" style:font-family-generic-complex="system" style:font-pitch-complex="variable"/>
    </style:style>
    <style:style style:name="T4" style:family="text">
      <style:text-properties style:use-window-font-color="true" loext:opacity="0%" style:font-name="Aptos" fo:font-weight="bold" style:font-weight-asian="bold" style:font-name-complex="Aptos1"/>
    </style:style>
    <style:style style:name="T5" style:family="text">
      <style:text-properties style:use-window-font-color="true" loext:opacity="0%" style:font-name="Aptos" fo:background-color="#ffff00" loext:char-shading-value="0" style:font-name-complex="Aptos1"/>
    </style:style>
    <style:style style:name="T6" style:family="text">
      <style:text-properties style:use-window-font-color="true" loext:opacity="0%" style:font-name="Aptos" fo:font-weight="bold" fo:background-color="#ffff00" loext:char-shading-value="0" style:font-weight-asian="bold" style:font-name-complex="Aptos1"/>
    </style:style>
    <style:style style:name="T7" style:family="text">
      <style:text-properties fo:font-size="16pt" fo:font-weight="bold" style:font-size-asian="16pt" style:font-weight-asian="bold" style:font-name-complex="Aptos1" style:font-size-complex="16pt"/>
    </style:style>
    <style:style style:name="T8" style:family="text">
      <style:text-properties fo:font-size="16pt" style:font-size-asian="16pt" style:font-name-complex="Aptos1" style:font-size-complex="16pt"/>
    </style:style>
    <style:style style:name="T9" style:family="text">
      <style:text-properties style:use-window-font-color="true" loext:opacity="0%" style:font-name="Calibri" fo:font-weight="bold" style:letter-kerning="false" style:font-name-asian="Calibri1" style:language-asian="cs" style:country-asian="CZ" style:font-weight-asian="bold" style:font-name-complex="Calibri1" style:font-weight-complex="bold"/>
    </style:style>
    <style:style style:name="T10" style:family="text">
      <style:text-properties style:font-name="Calibri" style:font-name-complex="Calibri1"/>
    </style:style>
    <style:style style:name="T11" style:family="text">
      <style:text-properties style:font-name="Calibri" fo:font-weight="bold" style:font-weight-asian="bold" style:font-name-complex="Calibri1" style:font-weight-complex="bold"/>
    </style:style>
    <style:style style:name="T12" style:family="text">
      <style:text-properties style:font-name="Calibri" fo:font-weight="bold" fo:background-color="#ffff00" loext:char-shading-value="0" style:font-weight-asian="bold" style:font-name-complex="Calibri1" style:font-weight-complex="bold"/>
    </style:style>
    <style:style style:name="T13" style:family="text">
      <style:text-properties style:font-name="Calibri" fo:font-size="11pt" style:font-size-asian="11pt" style:font-name-complex="Calibri1" style:font-size-complex="11pt"/>
    </style:style>
    <style:style style:name="T14" style:family="text">
      <style:text-properties style:font-name="Calibri" fo:font-weight="normal" style:letter-kerning="false" style:language-asian="cs" style:country-asian="CZ" style:font-weight-asian="normal" style:font-name-complex="Calibri1" style:font-weight-complex="normal"/>
    </style:style>
    <style:style style:name="T15" style:family="text">
      <style:text-properties style:font-name="Calibri" style:letter-kerning="false" style:language-asian="cs" style:country-asian="CZ" style:font-name-complex="Calibri1"/>
    </style:style>
    <style:style style:name="T16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17" style:family="text">
      <style:text-properties style:font-name="Calibri" officeooo:rsid="0006b4b2" style:font-name-complex="Calibri1"/>
    </style:style>
    <style:style style:name="T18" style:family="text">
      <style:text-properties style:use-window-font-color="true" loext:opacity="0%" style:font-name="Calibri" fo:font-weight="bold" officeooo:rsid="0006b4b2" style:letter-kerning="false" style:font-name-asian="Calibri1" style:language-asian="cs" style:country-asian="CZ" style:font-weight-asian="bold" style:font-name-complex="Calibri1" style:font-weight-complex="bold"/>
    </style:style>
    <style:style style:name="T19" style:family="text">
      <style:text-properties style:font-name="Calibri" fo:font-size="11pt" officeooo:rsid="0006b4b2" style:font-size-asian="11pt" style:font-name-complex="Calibri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4. správa procesů</text:span><text:span text:style-name="T1"/></text:h>
      <text:h text:style-name="P2" text:outline-level="2" loext:marker-style-name="T2"><text:span text:style-name="T3">* nepovinné informace</text:span><text:span text:style-name="T2"/></text:h>
      <text:h text:style-name="P2" text:outline-level="2" loext:marker-style-name="T4"><text:span text:style-name="T5">důležité informace</text:span><text:span text:style-name="T6"/></text:h>
      <text:p text:style-name="P3" loext:marker-style-name="T7"><text:span text:style-name="T8">*</text:span><text:span text:style-name="T7"> důležité informace v nepovinné sekci dokumentu</text:span></text:p>
      <text:p text:style-name="P4" loext:marker-style-name="T7"/>
      <text:list text:style-name="WWNum16">
        <text:list-item>
          <text:list>
            <text:list-item>
              <text:h text:style-name="P5" text:outline-level="2" loext:marker-style-name="T9"><text:span text:style-name="T9">Co je proces, vztah proces a vlákno</text:span></text:h>
            </text:list-item>
          </text:list>
        </text:list-item>
      </text:list>
      <text:p text:style-name="Standard" loext:marker-style-name="T10"><text:span text:style-name="T11">Proces</text:span><text:span text:style-name="T10"> je </text:span><text:span text:style-name="T12">aktivní instance programu</text:span><text:span text:style-name="T10">, jíž operační systém </text:span><text:span text:style-name="T12">přiděluje zdroje jako procesorový čas a paměť</text:span><text:span text:style-name="T10">. Procesy umožňují </text:span><text:span text:style-name="T12">efektivní a bezpečné provádění více úloh současně</text:span><text:span text:style-name="T10">.</text:span></text:p>
      <text:list xml:id="list85305159639830" text:continue-numbering="true" text:style-name="WWNum16">
        <text:list-item>
          <text:list>
            <text:list-item>
              <text:list>
                <text:list-item>
                  <text:h text:style-name="P5" text:outline-level="2" loext:marker-style-name="T9"><text:span text:style-name="T9">Vztah procesu a vlákna</text:span><text:span text:style-name="T9"/></text:h>
                </text:list-item>
              </text:list>
            </text:list-item>
          </text:list>
        </text:list-item>
      </text:list>
      <text:list text:style-name="WWNum5">
        <text:list-item>
          <text:p text:style-name="P6" loext:marker-style-name="T13"><text:span text:style-name="T13">Proces se skládá z </text:span><text:span text:style-name="Strong_20_Emphasis"><text:span text:style-name="T13">jednoho nebo více vláken</text:span></text:span><text:span text:style-name="T13">, která sdílejí systémové zdroje.</text:span></text:p>
        </text:list-item>
        <text:list-item>
          <text:p text:style-name="P7" loext:marker-style-name="T13"><text:span text:style-name="T13">Vlákna mohou běžet </text:span><text:span text:style-name="Strong_20_Emphasis"><text:span text:style-name="T13">nezávisle</text:span></text:span><text:span text:style-name="T13">, což umožňuje </text:span><text:span text:style-name="Strong_20_Emphasis"><text:span text:style-name="T13">paralelní zpracování úloh</text:span></text:span><text:span text:style-name="T13">.</text:span></text:p>
        </text:list-item>
        <text:list-item>
          <text:p text:style-name="P8" loext:marker-style-name="T13"><text:span text:style-name="T13">Každé vlákno má </text:span><text:span text:style-name="Strong_20_Emphasis"><text:span text:style-name="T13">vlastní programový čítač, stav registrů a zásobník</text:span></text:span><text:span text:style-name="T13">.</text:span></text:p>
        </text:list-item>
      </text:list>
      <text:list xml:id="list85306488097094" text:continue-list="list85305159639830" text:style-name="WWNum16">
        <text:list-item>
          <text:list>
            <text:list-item>
              <text:h text:style-name="P5" text:outline-level="2" loext:marker-style-name="T9"><text:span text:style-name="T9">Základní parametry procesu</text:span><text:span text:style-name="T9"/></text:h>
            </text:list-item>
          </text:list>
        </text:list-item>
      </text:list>
      <text:p text:style-name="Standard" loext:marker-style-name="T10"><text:span text:style-name="T10">Jádro operačního systému sleduje u každého procesu klíčové parametry:</text:span><text:span text:style-name="T10"/></text:p>
      <text:list text:style-name="WWNum17">
        <text:list-item>
          <text:p text:style-name="P9" loext:marker-style-name="T14"><text:span text:style-name="Strong_20_Emphasis"><text:span text:style-name="T15">PID (Process ID):</text:span></text:span><text:span text:style-name="Strong_20_Emphasis"><text:span text:style-name="T14"> Unikátní identifikátor procesu.</text:span></text:span></text:p>
        </text:list-item>
        <text:list-item>
          <text:p text:style-name="P9" loext:marker-style-name="T14"><text:span text:style-name="Strong_20_Emphasis"><text:span text:style-name="T15">PPID (Parent Process ID):</text:span></text:span><text:span text:style-name="Strong_20_Emphasis"><text:span text:style-name="T14"> Identifikátor rodičovského procesu.</text:span></text:span></text:p>
        </text:list-item>
        <text:list-item>
          <text:p text:style-name="P9" loext:marker-style-name="T14"><text:span text:style-name="Strong_20_Emphasis"><text:span text:style-name="T15">UID (User ID):</text:span></text:span><text:span text:style-name="Strong_20_Emphasis"><text:span text:style-name="T14"> Identifikuje uživatele, který proces spustil.</text:span></text:span></text:p>
        </text:list-item>
        <text:list-item>
          <text:p text:style-name="P9" loext:marker-style-name="T14"><text:span text:style-name="Strong_20_Emphasis"><text:span text:style-name="T15">UGID (User Group ID):</text:span></text:span><text:span text:style-name="Strong_20_Emphasis"><text:span text:style-name="T14"> Skupinový identifikátor uživatele.</text:span></text:span></text:p>
        </text:list-item>
        <text:list-item>
          <text:p text:style-name="P9" loext:marker-style-name="T14"><text:span text:style-name="Strong_20_Emphasis"><text:span text:style-name="T15">Stav procesu:</text:span></text:span><text:span text:style-name="Strong_20_Emphasis"><text:span text:style-name="T14"> Aktuální stav, přidělené systémové zdroje a priorita.</text:span></text:span></text:p>
        </text:list-item>
        <text:list-item>
          <text:p text:style-name="P9" loext:marker-style-name="T14"><text:span text:style-name="Strong_20_Emphasis"><text:span text:style-name="T15">Priorita:</text:span></text:span><text:span text:style-name="Strong_20_Emphasis"><text:span text:style-name="T14"> Určuje, jak často a jak dlouho bude procesu přidělován procesor.</text:span></text:span></text:p>
        </text:list-item>
      </text:list>
      <text:list xml:id="list85305428942471" text:continue-list="list85306488097094" text:style-name="WWNum16">
        <text:list-item>
          <text:list>
            <text:list-item>
              <text:h text:style-name="P5" text:outline-level="2" loext:marker-style-name="T9"><text:span text:style-name="T9">Stavy procesu</text:span><text:span text:style-name="T9"/></text:h>
            </text:list-item>
          </text:list>
        </text:list-item>
      </text:list>
      <text:list text:style-name="WWNum18">
        <text:list-item>
          <text:p text:style-name="P10" loext:marker-style-name="T13"><text:span text:style-name="Strong_20_Emphasis"><text:span text:style-name="T13">Nový</text:span></text:span><text:span text:style-name="T13"> – Proces je inicializován.</text:span></text:p>
        </text:list-item>
        <text:list-item>
          <text:p text:style-name="P11" loext:marker-style-name="T13"><text:span text:style-name="Strong_20_Emphasis"><text:span text:style-name="T13">Běžící</text:span></text:span><text:span text:style-name="T13"> – Proces je aktivně zpracováván CPU.</text:span></text:p>
        </text:list-item>
        <text:list-item>
          <text:p text:style-name="P11" loext:marker-style-name="T13"><text:span text:style-name="Strong_20_Emphasis"><text:span text:style-name="T13">Čekající</text:span></text:span><text:span text:style-name="T13"> – Proces čeká na zdroj nebo událost.</text:span></text:p>
        </text:list-item>
        <text:list-item>
          <text:p text:style-name="P11" loext:marker-style-name="T13"><text:span text:style-name="Strong_20_Emphasis"><text:span text:style-name="T13">Připravený</text:span></text:span><text:span text:style-name="T13"> – Proces čeká na přidělení CPU.</text:span></text:p>
        </text:list-item>
        <text:list-item>
          <text:p text:style-name="P12" loext:marker-style-name="T13"><text:span text:style-name="Strong_20_Emphasis"><text:span text:style-name="T13">Ukončený</text:span></text:span><text:span text:style-name="T13"> – Proces dokončil činnost.</text:span></text:p>
        </text:list-item>
      </text:list>
      <text:list xml:id="list85306618223093" text:continue-list="list85305428942471" text:style-name="WWNum16">
        <text:list-item>
          <text:list>
            <text:list-item>
              <text:h text:style-name="P5" text:outline-level="2" loext:marker-style-name="T9"><text:span text:style-name="T9">Spuštění procesu</text:span><text:span text:style-name="T9"/></text:h>
            </text:list-item>
          </text:list>
        </text:list-item>
      </text:list>
      <text:list text:style-name="WWNum8">
        <text:list-item>
          <text:p text:style-name="P13" loext:marker-style-name="T13"><text:span text:style-name="Strong_20_Emphasis"><text:span text:style-name="T13">Interaktivní spuštění</text:span></text:span><text:span text:style-name="T13"> – Uživatel spustí proces manuálně.</text:span></text:p>
        </text:list-item>
        <text:list-item>
          <text:p text:style-name="P14" loext:marker-style-name="T13"><text:span text:style-name="Strong_20_Emphasis"><text:span text:style-name="T13">Neinteraktivní spuštění</text:span></text:span><text:span text:style-name="T13"> – Automatické spuštění systémem.</text:span></text:p>
        </text:list-item>
        <text:list-item>
          <text:p text:style-name="P15" loext:marker-style-name="T13"><text:span text:style-name="Strong_20_Emphasis"><text:span text:style-name="T13">Nastavení priority</text:span></text:span><text:span text:style-name="T13"> – Proces může mít vyšší nebo nižší prioritu pro přidělování CPU.</text:span></text:p>
        </text:list-item>
      </text:list>
      <text:list xml:id="list85305076951996" text:continue-list="list85306618223093" text:style-name="WWNum16">
        <text:list-item>
          <text:list>
            <text:list-item>
              <text:h text:style-name="P5" text:outline-level="2" loext:marker-style-name="T9"><text:span text:style-name="T9">Přepínání mezi procesy na popředí a pozadí</text:span><text:span text:style-name="T9"/></text:h>
            </text:list-item>
          </text:list>
        </text:list-item>
      </text:list>
      <text:list text:style-name="WWNum19">
        <text:list-item>
          <text:p text:style-name="P16" loext:marker-style-name="T13"><text:span text:style-name="Strong_20_Emphasis"><text:span text:style-name="T13">Popředí</text:span></text:span><text:span text:style-name="T13"> – Proces umožňuje interakci s uživatelem.</text:span></text:p>
        </text:list-item>
        <text:list-item>
          <text:p text:style-name="P17" loext:marker-style-name="T13"><text:span text:style-name="Strong_20_Emphasis"><text:span text:style-name="T13">Pozadí</text:span></text:span><text:span text:style-name="T13"> – Proces běží bez přímé interakce.</text:span></text:p>
        </text:list-item>
        <text:list-item>
          <text:p text:style-name="P18" loext:marker-style-name="T13"><text:span text:style-name="Strong_20_Emphasis"><text:span text:style-name="T13">Přepínání mezi režimy</text:span></text:span><text:span text:style-name="T13"> – Např. příkaz </text:span><text:span text:style-name="HTML_20_Code"><text:span text:style-name="T16">bg</text:span></text:span><text:span text:style-name="T13"> (přesune proces na pozadí) nebo </text:span><text:span text:style-name="HTML_20_Code"><text:span text:style-name="T16">fg</text:span></text:span><text:span text:style-name="T13"> (vrátí proces do popředí).</text:span></text:p>
        </text:list-item>
      </text:list>
      <text:list xml:id="list85306106268314" text:continue-list="list85305076951996" text:style-name="WWNum16">
        <text:list-item>
          <text:list>
            <text:list-item>
              <text:list>
                <text:list-item>
                  <text:h text:style-name="P5" text:outline-level="2" loext:marker-style-name="T9"><text:soft-page-break/><text:span text:style-name="T9">Příkazy pro správu procesů v Linuxu</text:span><text:span text:style-name="T9"/></text:h>
                </text:list-item>
              </text:list>
            </text:list-item>
          </text:list>
        </text:list-item>
      </text:list>
      <text:list text:style-name="WWNum20">
        <text:list-item>
          <text:p text:style-name="P19" loext:marker-style-name="T10"><text:span text:style-name="T10">Spuštění procesu na pozadí: ‚</text:span><text:span text:style-name="T17">program_name</text:span><text:span text:style-name="T10"> &amp;‘</text:span></text:p>
        </text:list-item>
        <text:list-item>
          <text:p text:style-name="P19" loext:marker-style-name="T10"><text:span text:style-name="T10">Pozastavení procesu: Ctrl + Z</text:span><text:span text:style-name="T10"/></text:p>
        </text:list-item>
      </text:list>
      <text:list xml:id="list85305329372375" text:continue-list="list85306106268314" text:style-name="WWNum16">
        <text:list-item>
          <text:list>
            <text:list-item>
              <text:h text:style-name="P5" text:outline-level="2" loext:marker-style-name="T9"><text:span text:style-name="T9">Ukončení procesu</text:span><text:span text:style-name="T9"/></text:h>
            </text:list-item>
          </text:list>
        </text:list-item>
      </text:list>
      <text:list xml:id="list1895185006" text:style-name="WWNum10">
        <text:list-item>
          <text:p text:style-name="P20" loext:marker-style-name="T13"><text:span text:style-name="Strong_20_Emphasis"><text:span text:style-name="T13">Normální ukončení</text:span></text:span><text:span text:style-name="T13"> – Proces dokončí svůj úkol.</text:span></text:p>
        </text:list-item>
        <text:list-item>
          <text:p text:style-name="P21" loext:marker-style-name="T13"><text:span text:style-name="Strong_20_Emphasis"><text:span text:style-name="T13">Násilné ukončení</text:span></text:span><text:span text:style-name="T13"> – V případě chyby nebo zablokování.</text:span></text:p>
        </text:list-item>
      </text:list>
      <text:list xml:id="list85304921066784" text:continue-list="list85305329372375" text:style-name="WWNum16">
        <text:list-item>
          <text:list>
            <text:list-item>
              <text:list>
                <text:list-item>
                  <text:h text:style-name="P5" text:outline-level="2" loext:marker-style-name="T9"><text:span text:style-name="T18">U</text:span><text:span text:style-name="T9">končení procesů v Linuxu</text:span></text:h>
                </text:list-item>
              </text:list>
            </text:list-item>
          </text:list>
        </text:list-item>
      </text:list>
      <text:list text:continue-list="list1895185006" text:style-name="WWNum10">
        <text:list-item>
          <text:p text:style-name="P20" loext:marker-style-name="T13"><text:span text:style-name="Strong_20_Emphasis"><text:span text:style-name="T13">kill PID</text:span></text:span><text:span text:style-name="T13"> – Ukončí proces podle jeho identifikátoru.</text:span></text:p>
        </text:list-item>
        <text:list-item>
          <text:p text:style-name="P22" loext:marker-style-name="T13"><text:span text:style-name="Strong_20_Emphasis"><text:span text:style-name="T13">kill -9 PID</text:span></text:span><text:span text:style-name="T13"> – Vynucené ukončení procesu.</text:span></text:p>
        </text:list-item>
        <text:list-item>
          <text:p text:style-name="P21" loext:marker-style-name="T13"><text:span text:style-name="Strong_20_Emphasis"><text:span text:style-name="T13">pkill nazev_procesu</text:span></text:span><text:span text:style-name="T13"> – Ukončí všechny instance programu </text:span><text:span text:style-name="T19">podle názvu</text:span><text:span text:style-name="T13">.</text:span></text:p>
        </text:list-item>
      </text:list>
      <text:list xml:id="list85305258693359" text:continue-list="list85304921066784" text:style-name="WWNum16">
        <text:list-item>
          <text:list>
            <text:list-item>
              <text:h text:style-name="P5" text:outline-level="2" loext:marker-style-name="T9"><text:span text:style-name="T9">Úprava priority procesu</text:span><text:span text:style-name="T9"/></text:h>
            </text:list-item>
          </text:list>
        </text:list-item>
      </text:list>
      <text:list text:style-name="WWNum11">
        <text:list-item>
          <text:p text:style-name="P23" loext:marker-style-name="T13"><text:span text:style-name="Strong_20_Emphasis"><text:span text:style-name="T13">nice -n [hodnota] [příkaz]</text:span></text:span><text:span text:style-name="T13"> – Nastavení priority při spuštění.</text:span></text:p>
        </text:list-item>
        <text:list-item>
          <text:p text:style-name="P24" loext:marker-style-name="T13"><text:span text:style-name="Strong_20_Emphasis"><text:span text:style-name="T13">renice [hodnota] -p [PID]</text:span></text:span><text:span text:style-name="T13"> – Změna priority běžícího procesu.</text:span></text:p>
        </text:list-item>
        <text:list-item>
          <text:p text:style-name="P24" loext:marker-style-name="T13"><text:span text:style-name="Strong_20_Emphasis"><text:span text:style-name="T13">Vyšší priorita</text:span></text:span><text:span text:style-name="T13"> → Častější přístup k CPU.</text:span></text:p>
        </text:list-item>
        <text:list-item>
          <text:p text:style-name="P25" loext:marker-style-name="T13"><text:span text:style-name="Strong_20_Emphasis"><text:span text:style-name="T13">Nižší priorita</text:span></text:span><text:span text:style-name="T13"> → Méně časté přidělování CPU.</text:span></text:p>
        </text:list-item>
      </text:list>
      <text:list xml:id="list85305804399655" text:continue-list="list85305258693359" text:style-name="WWNum16">
        <text:list-item>
          <text:list>
            <text:list-item>
              <text:list>
                <text:list-item>
                  <text:h text:style-name="P5" text:outline-level="2" loext:marker-style-name="T9"><text:span text:style-name="T9">Důležité nástroje a příkazy</text:span><text:span text:style-name="T9"/></text:h>
                </text:list-item>
              </text:list>
            </text:list-item>
          </text:list>
        </text:list-item>
      </text:list>
      <text:list text:style-name="WWNum12">
        <text:list-item>
          <text:p text:style-name="P26" loext:marker-style-name="T13"><text:span text:style-name="Strong_20_Emphasis"><text:span text:style-name="T13">ps</text:span></text:span><text:span text:style-name="T13"> – Zobrazení běžících procesů, </text:span><text:span text:style-name="T19">staticky</text:span><text:span text:style-name="T13">.</text:span></text:p>
        </text:list-item>
        <text:list-item>
          <text:p text:style-name="P27" loext:marker-style-name="T13"><text:span text:style-name="Strong_20_Emphasis"><text:span text:style-name="T13">top / htop</text:span></text:span><text:span text:style-name="T13"> – Monitoring procesů v reálném čase, </text:span><text:span text:style-name="T19">dynamicky, interaktivně</text:span><text:span text:style-name="T13">.</text:span></text:p>
        </text:list-item>
        <text:list-item>
          <text:p text:style-name="P28" loext:marker-style-name="T13"><text:span text:style-name="Strong_20_Emphasis"><text:span text:style-name="T13">Task Manager (Windows)</text:span></text:span><text:span text:style-name="T13"> – Grafický nástroj pro správu procesů.</text:span></text:p>
        </text:list-item>
      </text:list>
      <text:list text:continue-list="list85305804399655" text:style-name="WWNum16">
        <text:list-item>
          <text:list>
            <text:list-item>
              <text:list>
                <text:list-item>
                  <text:h text:style-name="P5" text:outline-level="2" loext:marker-style-name="T9"><text:span text:style-name="T9">Výpis procesů a signály jádra</text:span><text:span text:style-name="T9"/></text:h>
                </text:list-item>
              </text:list>
            </text:list-item>
          </text:list>
        </text:list-item>
      </text:list>
      <text:list text:style-name="WWNum21">
        <text:list-item>
          <text:p text:style-name="P29" loext:marker-style-name="T13"><text:span text:style-name="Strong_20_Emphasis"><text:span text:style-name="T13">top / htop</text:span></text:span><text:span text:style-name="T13"> – Dynamické sledování výkonu.</text:span></text:p>
        </text:list-item>
        <text:list-item>
          <text:p text:style-name="P30" loext:marker-style-name="T13"><text:span text:style-name="Strong_20_Emphasis"><text:span text:style-name="T13">Jádro OS posílá signály procesům:</text:span></text:span><text:span text:style-name="T13"/></text:p>
          <text:list>
            <text:list-item>
              <text:p text:style-name="P30" loext:marker-style-name="T13"><text:span text:style-name="HTML_20_Code"><text:span text:style-name="T13">SIGTERM</text:span></text:span><text:span text:style-name="T13"> – Žádost o ukončení.</text:span></text:p>
            </text:list-item>
            <text:list-item>
              <text:p text:style-name="P31" loext:marker-style-name="T13"><text:span text:style-name="HTML_20_Code"><text:span text:style-name="T13">SIGKILL</text:span></text:span><text:span text:style-name="T13"> – Vynucené ukončení.</text:span></text:p>
            </text:list-item>
          </text:list>
        </text:list-item>
      </text:list>
      <text:p text:style-name="P32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Roboto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Název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nadpis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á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Výrazný_20_citá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Styl1" style:family="paragraph" style:parent-style-name="Heading_20_1" loext:linked-style-name="Styl1_20_Char">
      <style:paragraph-properties fo:margin-top="0.3335in" fo:margin-bottom="0.0835in" style:contextual-spacing="false" fo:line-height="150%" fo:text-align="center" style:justify-single-word="false"/>
      <style:text-properties fo:text-transform="uppercas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2_20_Char" style:display-name="Nadpis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3_20_Char" style:display-name="Nadpis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7_20_Char" style:display-name="Nadpis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8_20_Char" style:display-name="Nadpis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Název_20_Char" style:display-name="Název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át_20_Char" style:display-name="Citá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ýrazný_20_citát_20_Char" style:display-name="Výrazný citá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yl1_20_Char" style:display-name="Styl1 Char" style:family="text" style:parent-style-name="Nadpis_20_1_20_Char" loext:linked-style-name="Styl1">
      <style:text-properties fo:text-transform="uppercase" fo:color="#0f4761" loext:opacity="100%" style:font-name="Aptos Display" fo:font-family="'Aptos Display'" style:font-family-generic="roman" style:font-pitch="variabl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Aptos" fo:font-family="Aptos" style:font-family-generic="roman" style:font-pitch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Aptos" fo:font-family="Aptos" style:font-family-generic="roman" style:font-pitch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Aptos" fo:font-family="Aptos" style:font-family-generic="roman" style:font-pitch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Aptos" fo:font-family="Aptos" style:font-family-generic="roman" style:font-pitch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Aptos" fo:font-family="Aptos" style:font-family-generic="roman" style:font-pitch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Aptos" fo:font-family="Aptos" style:font-family-generic="roman" style:font-pitch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Aptos" fo:font-family="Aptos" style:font-family-generic="roman" style:font-pitch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Aptos" fo:font-family="Aptos" style:font-family-generic="roman" style:font-pitch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Aptos" fo:font-family="Aptos" style:font-family-generic="roman" style:font-pitch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Aptos" fo:font-family="Aptos" style:font-family-generic="roman" style:font-pitch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Aptos" fo:font-family="Aptos" style:font-family-generic="roman" style:font-pitch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Aptos" fo:font-family="Aptos" style:font-family-generic="roman" style:font-pitch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Aptos" fo:font-family="Aptos" style:font-family-generic="roman" style:font-pitch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Aptos" fo:font-family="Aptos" style:font-family-generic="roman" style:font-pitch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Aptos" fo:font-family="Aptos" style:font-family-generic="roman" style:font-pitch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Aptos" fo:font-family="Aptos" style:font-family-generic="roman" style:font-pitch="variable"/>
    </style:style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Aptos" fo:font-family="Aptos" style:font-family-generic="roman" style:font-pitch="variable"/>
    </style:style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 text:start-value="3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" style:num-format="1" text:start-value="4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957in" fo:margin-bottom="0.3945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omáš Ryba</meta:initial-creator>
    <meta:editing-cycles>7</meta:editing-cycles>
    <meta:print-date>2025-03-20T13:17:00</meta:print-date>
    <meta:creation-date>2025-03-15T13:56:00</meta:creation-date>
    <dc:date>2026-04-16T08:53:04.396098822</dc:date>
    <meta:editing-duration>PT8M41S</meta:editing-duration>
    <meta:generator>LibreOffice/26.2.2.2$Linux_X86_64 LibreOffice_project/620$Build-2</meta:generator>
    <meta:document-statistic meta:table-count="0" meta:image-count="0" meta:object-count="0" meta:page-count="2" meta:paragraph-count="56" meta:word-count="420" meta:character-count="2735" meta:non-whitespace-character-count="2397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